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9.525cm" fo:margin-left="0.328cm" fo:margin-right="7.147cm" table:align="margins"/>
    </style:style>
    <style:style style:name="表格1.A" style:family="table-column">
      <style:table-column-properties style:column-width="9.525cm" style:rel-column-width="5400*"/>
    </style:style>
    <style:style style:name="表格1.A1" style:family="table-cell">
      <style:table-cell-properties fo:padding="0.097cm" fo:border="0.002cm solid #000000"/>
    </style:style>
    <style:style style:name="表格2" style:family="table">
      <style:table-properties style:width="8.975cm" table:align="left"/>
    </style:style>
    <style:style style:name="表格2.A" style:family="table-column">
      <style:table-column-properties style:column-width="4.614cm"/>
    </style:style>
    <style:style style:name="表格2.B" style:family="table-column">
      <style:table-column-properties style:column-width="4.36cm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able_20_Contents">
      <style:text-properties style:language-asian="zh" style:country-asian="CN"/>
    </style:style>
    <style:style style:name="P3" style:family="paragraph" style:parent-style-name="Table_20_Contents">
      <style:text-properties fo:font-size="10.5pt" style:font-size-asian="10.5pt" style:language-asian="zh" style:country-asian="CN" style:font-size-complex="10.5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ext:p text:style-name="P1"><text:s text:c="7"/><text:span text:style-name="T2"><text:s text:c="4"/>深圳市牧泰莱电路技术有限公司 </text:span></text:p>
            <text:p text:style-name="P3">SHENZHEN MULTILAYER PCB TECHNOLOGY CO.,LT</text:p>
            <text:p text:style-name="P3"><text:s text:c="16"/>合格标签/QC PASS 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P3">客户代号：</text:p>
                  <text:p text:style-name="P3">Customer</text:p>
                </table:table-cell>
                <table:table-cell table:style-name="表格2.B1" office:value-type="string">
                  <text:p text:style-name="P1">档 案 号：</text:p>
                  <text:p text:style-name="P1">File NO.</text:p>
                </table:table-cell>
              </table:table-row>
              <table:table-row>
                <table:table-cell table:style-name="表格2.A2" office:value-type="string">
                  <text:p text:style-name="P3">零 件 号：</text:p>
                  <text:p text:style-name="P3">Part NO.</text:p>
                </table:table-cell>
                <table:table-cell table:style-name="表格2.B2" office:value-type="string">
                  <text:p text:style-name="P1">生产批次号：</text:p>
                  <text:p text:style-name="P1">Production NO.</text:p>
                </table:table-cell>
              </table:table-row>
              <table:table-row>
                <table:table-cell table:style-name="表格2.A2" office:value-type="string">
                  <text:p text:style-name="P3">物料编码：/</text:p>
                  <text:p text:style-name="P3">Order No</text:p>
                </table:table-cell>
                <table:table-cell table:style-name="表格2.B2" office:value-type="string">
                  <text:p text:style-name="P1">订单批次号：</text:p>
                  <text:p text:style-name="P1">Order Batch NO.</text:p>
                </table:table-cell>
              </table:table-row>
              <table:table-row>
                <table:table-cell table:style-name="表格2.A2" office:value-type="string">
                  <text:p text:style-name="P3">数 量：</text:p>
                  <text:p text:style-name="P3">Q T Y</text:p>
                </table:table-cell>
                <table:table-cell table:style-name="表格2.B2" office:value-type="string">
                  <text:p text:style-name="P1">日 <text:s text:c="2"/>期:</text:p>
                  <text:p text:style-name="P1">The <text:s text:c="2"/>Date</text:p>
                </table:table-cell>
              </table:table-row>
              <table:table-row>
                <table:table-cell table:style-name="表格2.A2" office:value-type="string">
                  <text:p text:style-name="P3">包 装 员：</text:p>
                  <text:p text:style-name="P3">packager</text:p>
                </table:table-cell>
                <table:table-cell table:style-name="表格2.B2" office:value-type="string">
                  <text:p text:style-name="P1">包装日期：</text:p>
                  <text:p text:style-name="P1">The Date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4:29:49.54</dc:date>
    <dc:creator>wang sheng wang</dc:creator>
    <meta:editing-duration>PT47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1" meta:paragraph-count="24" meta:word-count="64" meta:character-count="269"/>
  </office:meta>
</office:document-meta>
</file>